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Heading_20_1" style:master-page-name="Standard">
      <style:paragraph-properties fo:line-height="115%" style:page-number="auto" fo:break-before="auto" fo:break-after="auto" style:writing-mode="lr-tb"/>
    </style:style>
    <style:style style:name="P3" style:family="paragraph" style:parent-style-name="Standard" style:list-style-name="LS1">
      <style:paragraph-properties fo:margin-top="0cm" fo:margin-bottom="0cm" fo:line-height="115%" fo:break-before="auto" fo:break-after="auto" style:writing-mode="lr-tb"/>
    </style:style>
    <style:style style:name="P4" style:family="paragraph" style:parent-style-name="Standard" style:list-style-name="LS1">
      <style:paragraph-properties fo:margin-top="0cm" fo:margin-bottom="0cm" fo:line-height="115%"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Heading_20_2">
      <style:paragraph-properties fo:line-height="115%"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0"><text:bookmark text:name="h.17sl3hmc72s1"/>CS 378 Lab 04 Report. <text:s/>20th August, 2014</text:h>
      <text:p text:style-name="P1">(Six Questions)</text:p>
      <text:h text:style-name="P7" text:outline-level="10"><text:bookmark text:name="h.mgno01m0q2hn"/>Roll Number: <text:tab/><text:tab/><text:tab/><text:tab/>Name:</text:h>
      <text:p text:style-name="P1"/>
      <text:p text:style-name="P1">For <text:s/>the questions below you you should refer to your rough notes, and mention numbers or refer to your charts in your answers. Your conclusions are being drawn from the results, so you must make references to them while explaining the results. BE AS CRISP AS POSSIBLE IN YOUR ANSWERS. DO NOT EXCEED THE WORD LIMITS (FEWER WORDS ARE BETTER).</text:p>
      <text:p text:style-name="P1"/>
      <text:list xml:id="list1903176368" text:style-name="LS1">
        <text:list-item>
          <text:p text:style-name="P3">Which line in the ns2 tcl file creates the LAN? Copy-paste it here.</text:p>
        </text:list-item>
      </text:list>
      <text:p text:style-name="P1"><text:s text:c="6"/>Ans : <text:s/>set lan [$ns newLan $nodelist $opt(bw) $opt(delay) \</text:p>
      <text:p text:style-name="P5"><text:tab/><text:tab/><text:tab/>-llType $opt(ll) -ifqType $opt(ifq) \</text:p>
      <text:p text:style-name="P5"><text:tab/><text:tab/><text:tab/>-macType $opt(mac) -chanType $opt(chan) -macTrace ON ]</text:p>
      <text:p text:style-name="P1"/>
      <text:list xml:id="list975203820" text:continue-numbering="true" text:style-name="LS1">
        <text:list-item>
          <text:p text:style-name="P3">For the four node experiment - what was the throughput? Did the throughput value make sense? <text:s/>(in less than 50 words)</text:p>
          <text:p text:style-name="P4">Ans : 401.836 kbps </text:p>
          <text:p text:style-name="P4">yes , throughput is much less than bandwidth 1Mbps, due to collision of packets from 4 nodes. Per node it decreases</text:p>
          <text:p text:style-name="P4"><text:s/></text:p>
        </text:list-item>
      </text:list>
      <text:p text:style-name="P1"/>
      <text:list xml:id="list972776237" text:continue-numbering="true" text:style-name="LS1">
        <text:list-item>
          <text:p text:style-name="P3">Look at first four <text:s/>“r” events <text:s/>in <text:s/>the four node trace file given in your download. <text:s/>Explain in less than 50 words <text:s/>the timings of these events.</text:p>
          <text:p text:style-name="P4">Ans: <text:s text:c="2"/>as packet transfer started at 0.5 sec thus time to transfer = 2nd col value – 0.5 </text:p>
          <text:p text:style-name="P4"><text:s text:c="7"/>r 0.508248 5 0 cbr 1000 ------- 0 2.0 0.1 0 1 – 0.008 sec</text:p>
          <text:p text:style-name="P4"><text:s text:c="8"/>r 0.517748 5 0 cbr 1000 ------- 0 4.0 0.3 0 3 – 0.017 sec</text:p>
          <text:p text:style-name="P4"><text:s text:c="8"/>r 0.526604 5 0 cbr 1000 ------- 0 3.0 0.2 0 2 – 0.026 sec</text:p>
          <text:p text:style-name="P4"><text:s text:c="8"/>r 0.534816 5 0 cbr 1000 ------- 0 1.0 0.0 0 0 – 0.0348 sec</text:p>
        </text:list-item>
      </text:list>
      <text:p text:style-name="P1"/>
      <text:p text:style-name="P1"/>
      <text:list xml:id="list128889568" text:continue-numbering="true" text:style-name="LS1">
        <text:list-item>
          <text:p text:style-name="P3">Describe the results (observations) you saw in Task 1, and state your explanations/conclusions/learning (in less than 50 words).</text:p>
          <text:p text:style-name="P4">Ans: <text:s text:c="2"/>throughput - 100.724 kbps</text:p>
          <text:p text:style-name="P4"><text:s text:c="10"/>delay - 0.008116 s</text:p>
        </text:list-item>
      </text:list>
      <text:p text:style-name="P1"/>
      <text:p text:style-name="P1"><text:tab/>In case of single node, there is no collision thus throughput/node is maximum, delay is also close to the transmission delay(0.008)</text:p>
      <text:p text:style-name="P1"/>
      <text:p text:style-name="P1"/>
      <text:p text:style-name="P1"/>
      <text:p text:style-name="P1"/>
      <text:p text:style-name="P1"/>
      <text:p text:style-name="P1"/>
      <text:list xml:id="list1418944998" text:continue-numbering="true" text:style-name="LS1">
        <text:list-item>
          <text:p text:style-name="P3"><text:soft-page-break/>Describe the results (observations) you saw in Task 2 &amp; 3, and state your explanations/conclusions/learning. (in less than <text:s/>200 words). </text:p>
        </text:list-item>
      </text:list>
      <text:p text:style-name="P1">Ans : <text:s/>In task 2 , overall throughput is measured by changing node number. Overall throughput is an increasing <text:s/>function of number of nodes, as each node is sending data with 100 kbps rate.</text:p>
      <text:p text:style-name="P5">But as bandwidth is fixed, after a point a saturation will come in throughput value. In graph we can observe saturation as graph becomes nearly horizontal at node number = 10.</text:p>
      <text:p text:style-name="P5"/>
      <text:p text:style-name="P5">In task 3 , EnqtoDeq delay</text:p>
      <text:p text:style-name="P5">EnqtoDeq delay increases with more packets being sent.As number of nodes(20) is high thus collision also effects graph.With time set of random number for delay keeps on increasing, and uncertainity in delay time also increases thus we see a osscilating increasing graph. And amplitude of osscilation increases with more packets being sent.</text:p>
      <text:p text:style-name="P5"/>
      <text:p text:style-name="P5">DeqtoRec delay</text:p>
      <text:p text:style-name="P5">Here all values are greater than 0.08(transmission value) with few spikes in between. These spikes can be explained as when high random number is choosen from set</text:p>
      <text:p text:style-name="P1"/>
      <text:p text:style-name="P1"/>
      <text:list xml:id="list1229522676" text:continue-numbering="true" text:style-name="LS1">
        <text:list-item>
          <text:p text:style-name="P3">Describe the results (observations) you saw in Task 4, and state your explanations/conclusions/learning. (in less than <text:s/>50 words). </text:p>
        </text:list-item>
      </text:list>
      <text:p text:style-name="P1"/>
      <text:p text:style-name="P1"><text:tab/>Ans: <text:s/>node1 - 447.38 kbps <text:s text:c="2"/>node2 - 436.167 kbps <text:s text:c="3"/>total - 873.274 kbps</text:p>
      <text:p text:style-name="P5"><text:s text:c="19"/>node1-645.814 <text:s text:c="2"/>node2 – 305.922 total - 938.532 kbps</text:p>
      <text:p text:style-name="P5"><text:tab/><text:tab/>here as offer rate of node 1 increases, thus more chances of collision for node2 packets thus its throughput deacreas, but overall throughput increases</text:p>
      <text:p text:style-name="P1"/>
      <text:p text:style-name="P1"/>
      <text:p text:style-name="P1"/>
      <text:p text:style-name="P1"/>
      <text:list xml:id="list350787157" text:continue-numbering="true" text:style-name="LS1">
        <text:list-item>
          <text:p text:style-name="P3">Anything else you were curious about and tried out? Describe any extra experiments/results, including any <text:s/>you could not explain. <text:s/>(No word limi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Nitin Chandrol</dc:creator>
    <meta:editing-cycles>4</meta:editing-cycles>
    <dc:date>2014-08-18T17:09:44</dc:date>
    <meta:editing-duration>PT37M1S</meta:editing-duration>
    <meta:document-statistic meta:table-count="0" meta:image-count="0" meta:object-count="0" meta:page-count="2" meta:paragraph-count="34" meta:word-count="571" meta:character-count="3343" meta:non-whitespace-character-count="2700"/>
  </office:meta>
</office:document-meta>
</file>